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1. Git Configuration and General Settings:</text:p>
      <text:p text:style-name="Normal">git config --global user.name "Your Name" <text:s/># Set your name</text:p>
      <text:p text:style-name="Normal">git config --global user.email "email@example.com" <text:s/># Set your email</text:p>
      <text:p text:style-name="Normal">git config --list <text:s/># Show current settings</text:p>
      <text:p text:style-name="Normal">git config --global core.editor "vim" <text:s/># Set default editör</text:p>
      <text:p text:style-name="Normal"/>
      <text:p text:style-name="P2">2. Repository Management:</text:p>
      <text:p text:style-name="Normal">git init <text:s/># Initialize a new Git repository</text:p>
      <text:p text:style-name="Normal">git clone &lt;repo_url&gt; <text:s/># Clone an existing Git repository</text:p>
      <text:p text:style-name="Normal">git remote add origin &lt;url&gt; <text:s/># Add a remote repository</text:p>
      <text:p text:style-name="Normal">git remote -v <text:s/># Show defined remote repositories</text:p>
      <text:p text:style-name="Normal">git remote remove &lt;remote_name&gt; <text:s/># Remove a remote repository</text:p>
      <text:p text:style-name="Normal"/>
      <text:p text:style-name="P3">3. Tracking and Staging Changes:</text:p>
      <text:p text:style-name="Normal">git status <text:s/># Show the current status of the working directory</text:p>
      <text:p text:style-name="Normal">git add &lt;file_name&gt; <text:s/># Add file to staging</text:p>
      <text:p text:style-name="Normal">git add . <text:s/># Add all changes to staging</text:p>
      <text:p text:style-name="Normal">git reset &lt;file_name&gt; <text:s/># Remove file from staging</text:p>
      <text:p text:style-name="Normal">git reset --hard <text:s/># Undo all changes</text:p>
      <text:p text:style-name="Normal"/>
      <text:p text:style-name="P4">4. Commit Operations:</text:p>
      <text:p text:style-name="Normal">git commit -m "Commit message" <text:s/># Commit changes from the staging area</text:p>
      <text:p text:style-name="Normal">git commit --amend -m "New message" <text:s/># Change the last commit message</text:p>
      <text:p text:style-name="Normal">git commit --no-edit --amend <text:s/># Amend the last commit without changing the message</text:p>
      <text:p text:style-name="Normal"/>
      <text:p text:style-name="Normal"/>
      <text:p text:style-name="Normal"/>
      <text:p text:style-name="Normal"/>
      <text:soft-page-break/>
      <text:p text:style-name="P5">5. Viewing and Comparing Changes:</text:p>
      <text:p text:style-name="Normal">git diff <text:s/># Show changes in the working directory</text:p>
      <text:p text:style-name="Normal">git diff --staged <text:s/># Show changes in the staging area</text:p>
      <text:p text:style-name="Normal">git log <text:s/># Show commit history</text:p>
      <text:p text:style-name="Normal">git log --oneline <text:s/># Show a shortened commit history</text:p>
      <text:p text:style-name="Normal">git log --graph --all --decorate --oneline <text:s/># Visual representation of commit history</text:p>
      <text:p text:style-name="P6"/>
      <text:p text:style-name="P7">6. Branch Operations:</text:p>
      <text:p text:style-name="P8"/>
      <text:p text:style-name="Normal">git branch <text:s/># List all branches</text:p>
      <text:p text:style-name="Normal">git branch &lt;new_branch&gt; <text:s/># Create a new branch</text:p>
      <text:p text:style-name="Normal">git checkout &lt;branch_name&gt; <text:s/># Switch to a branch</text:p>
      <text:p text:style-name="Normal">git checkout -b &lt;new_branch&gt; <text:s/># Create and switch to a new branch</text:p>
      <text:p text:style-name="Normal">git branch -d &lt;branch_name&gt; <text:s/># Delete a branch</text:p>
      <text:p text:style-name="Normal">git branch -D &lt;branch_name&gt; <text:s/># Force delete a branch</text:p>
      <text:p text:style-name="Normal"/>
      <text:p text:style-name="P9">7. Merging Operations:</text:p>
      <text:p text:style-name="Normal">git merge &lt;branch_name&gt; <text:s/># Merge a branch into the current branch</text:p>
      <text:p text:style-name="Normal">git merge --abort <text:s/># Abort a merge operation</text:p>
      <text:p text:style-name="Normal"/>
      <text:p text:style-name="P10">8. Rebasing (Reordering Commits):</text:p>
      <text:p text:style-name="Normal">git rebase &lt;branch_name&gt; <text:s/># Rebase to adjust commit history</text:p>
      <text:p text:style-name="Normal">git rebase --abort <text:s/># Abort a rebase operation</text:p>
      <text:p text:style-name="Normal">git rebase --continue <text:s/># Resolve conflicts and continue with the rebase</text:p>
      <text:p text:style-name="Normal"/>
      <text:p text:style-name="Normal"/>
      <text:p text:style-name="Normal"/>
      <text:p text:style-name="Normal"/>
      <text:soft-page-break/>
      <text:p text:style-name="P11">9. Pushing and Updating Remote Repositories:</text:p>
      <text:p text:style-name="Normal">git push origin &lt;branch_name&gt; <text:s/># Push changes to a remote repository</text:p>
      <text:p text:style-name="Normal">git push -u origin &lt;branch_name&gt; <text:s/># Push and set upstream for the branch</text:p>
      <text:p text:style-name="Normal">git push --force <text:s/># Force push to remote repository</text:p>
      <text:p text:style-name="Normal">git fetch <text:s/># Fetch updates from a remote repository</text:p>
      <text:p text:style-name="Normal">git pull <text:s/># Pull updates from a remote repository and merge</text:p>
      <text:p text:style-name="Normal"/>
      <text:p text:style-name="P12">10. Tagging:</text:p>
      <text:p text:style-name="Normal">git tag &lt;tag_name&gt; <text:s/># Add a tag to a commit</text:p>
      <text:p text:style-name="Normal">git tag -a &lt;tag_name&gt; -m "Description" <text:s/># Create an annotated tag with a description</text:p>
      <text:p text:style-name="Normal">git tag <text:s/># List all tags</text:p>
      <text:p text:style-name="Normal">git push origin &lt;tag_name&gt; <text:s/># Push a tag to a remote repository</text:p>
      <text:p text:style-name="Normal">git push --tags <text:s/># Push all tags to the remote repository</text:p>
      <text:p text:style-name="Normal">git tag -d &lt;tag_name&gt; <text:s/># Delete a tag</text:p>
      <text:p text:style-name="Normal">git push origin --delete &lt;tag_name&gt; <text:s/># Delete a tag from the remote repository</text:p>
      <text:p text:style-name="Normal"/>
      <text:p text:style-name="P13">11. Reverting History:</text:p>
      <text:p text:style-name="Normal">git reset --hard HEAD~1 <text:s/># Delete the last commit</text:p>
      <text:p text:style-name="Normal">git revert HEAD <text:s/># Revert the last commit but keep history</text:p>
      <text:p text:style-name="Normal">git checkout &lt;commit_id&gt; <text:s/># Checkout a specific commit</text:p>
      <text:p text:style-name="Normal">git cherry-pick &lt;commit_id&gt; <text:s/># Apply a specific commit to the current branch</text:p>
      <text:p text:style-name="Normal"/>
      <text:p text:style-name="P14">12. Submodules:</text:p>
      <text:p text:style-name="Normal">git submodule add &lt;repo_url&gt; &lt;folder_name&gt; <text:s/># Add a submodule</text:p>
      <text:p text:style-name="Normal">git submodule update --init --recursive <text:s/># Update submodules</text:p>
      <text:p text:style-name="Normal">git submodule foreach git pull origin master <text:s/># Update all submodule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0F4761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0F4761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0F4761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0F4761"/>
    </style:style>
    <style:style style:name="GüçlüAlıntı" style:display-name="Güçlü Alıntı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0F4761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ümeyye Çevik</meta:initial-creator>
    <dc:creator>Sümeyye Çevik</dc:creator>
    <meta:creation-date>2025-03-13T12:40:00Z</meta:creation-date>
    <dc:date>2025-03-13T12:46:00Z</dc:date>
    <meta:template xlink:href="Normal" xlink:type="simple"/>
    <meta:editing-cycles>1</meta:editing-cycles>
    <meta:editing-duration>PT0S</meta:editing-duration>
    <meta:document-statistic meta:page-count="3" meta:paragraph-count="6" meta:word-count="492" meta:character-count="3294" meta:row-count="23" meta:non-whitespace-character-count="2808"/>
  </office:meta>
</office:document-meta>
</file>